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a954" officeooo:paragraph-rsid="0010a954"/>
    </style:style>
    <style:style style:name="P2" style:family="paragraph" style:parent-style-name="Standard">
      <style:text-properties officeooo:rsid="00118b80" officeooo:paragraph-rsid="00118b80"/>
    </style:style>
    <style:style style:name="P3" style:family="paragraph" style:parent-style-name="Standard">
      <style:text-properties officeooo:rsid="00126a82" officeooo:paragraph-rsid="00126a82"/>
    </style:style>
    <style:style style:name="P4" style:family="paragraph" style:parent-style-name="Standard">
      <style:text-properties officeooo:rsid="001289cc" officeooo:paragraph-rsid="001289cc"/>
    </style:style>
    <style:style style:name="P5" style:family="paragraph" style:parent-style-name="Standard">
      <style:text-properties officeooo:rsid="00146bd5" officeooo:paragraph-rsid="00146bd5"/>
    </style:style>
    <style:style style:name="T1" style:family="text">
      <style:text-properties officeooo:rsid="00118b80"/>
    </style:style>
    <style:style style:name="T2" style:family="text">
      <style:text-properties officeooo:rsid="001289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é TP 1 dev web</text:p>
      <text:p text:style-name="P1"/>
      <text:p text:style-name="P1">activité découverte Partie A</text:p>
      <text:p text:style-name="P1">1. 72 lignes</text:p>
      <text:p text:style-name="P1">2.a.html head meta title link body header img main h1 h2 h3 ol ul li div p footer aside nav spam a </text:p>
      <text:p text:style-name="P1">b. html(lang) meta(charset) link(rel, href) img(src, alt) div(class) a(href, <text:span text:style-name="T1">target</text:span>) <text:span text:style-name="T1">li(class)</text:span> </text:p>
      <text:p text:style-name="P3">c. span img a link meta</text:p>
      <text:p text:style-name="P1"><text:span text:style-name="T1">e.</text:span> <text:span text:style-name="T1">chercher sur la liste google : head body h1 h2 h3 main aside dav footer li nav ol ul p </text:span></text:p>
      <text:p text:style-name="P2">f. a img span strong</text:p>
      <text:p text:style-name="P2"/>
      <text:p text:style-name="P3">Partie B</text:p>
      <text:p text:style-name="P3">1. il a <text:span text:style-name="T2">19 </text:span>descendants</text:p>
      <text:p text:style-name="P3">2. p</text:p>
      <text:p text:style-name="P3">3. footer, aside, nav</text:p>
      <text:p text:style-name="P3">4. 3 regles et 6 declarations</text:p>
      <text:p text:style-name="P3"/>
      <text:p text:style-name="P3">Partie C </text:p>
      <text:p text:style-name="P3">1. il y en a <text:span text:style-name="T2">20</text:span></text:p>
      <text:p text:style-name="P4">2. 9</text:p>
      <text:p text:style-name="P4">3. 20</text:p>
      <text:p text:style-name="P4"/>
      <text:p text:style-name="P4"/>
      <text:p text:style-name="P4"/>
      <text:p text:style-name="P5">activite 2</text:p>
      <text:p text:style-name="P5">2.2 type bloc</text:p>
      <text:p text:style-name="P5">b. obliger d’utilise margin en CSS</text:p>
      <text:p text:style-name="P5">c. car elle est obselette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7:15:59.303451174</meta:creation-date>
    <dc:date>2024-09-04T18:27:11.428513948</dc:date>
    <meta:editing-duration>PT15M58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21" meta:word-count="124" meta:character-count="587" meta:non-whitespace-character-count="480"/>
  </office:meta>
</office:document-meta>
</file>